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d231" officeooo:paragraph-rsid="0005d231"/>
    </style:style>
    <style:style style:name="T1" style:family="text">
      <style:text-properties officeooo:rsid="0006a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erreur : consentement vicié → peut annuler un contrat, le vendeur doit rembourser<text:lin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4T14:46:19.327000000</dc:date>
    <meta:editing-duration>PT7M1S</meta:editing-duration>
    <meta:editing-cycles>2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1" meta:word-count="13" meta:character-count="84" meta:non-whitespace-character-count="71"/>
  </office:meta>
</office:document-meta>
</file>